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26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2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number-columns-repeated="74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74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74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7" office:value-type="string" calcext:value-type="string">
            <text:p>Erster Entwurf -</text:p>
            <text:p>Diskussionsgrundlage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7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44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4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11"/>
          <table:table-cell table:style-name="ce7" table:number-columns-repeated="73"/>
          <table:table-cell table:number-columns-repeated="51"/>
          <table:table-cell table:style-name="ce7" table:number-columns-repeated="883"/>
          <table:table-cell/>
        </table:table-row>
        <table:table-row table:style-name="ro3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7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table-cell table:style-name="ce11"/>
          <table:table-cell table:style-name="ce7" table:number-columns-repeated="73"/>
          <table:table-cell table:number-columns-repeated="51"/>
          <table:table-cell table:style-name="ce7" table:number-columns-repeated="883"/>
          <table:table-cell/>
        </table:table-row>
        <table:table-row table:style-name="ro3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8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mpfstoff?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Normgröß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</table:table-cell>
          <table:table-cell table:style-name="ce38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. Rohdaten sollen im Lauf 2022 verfügbar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/>
          <table:table-cell table:style-name="ce80" office:value-type="string" calcext:value-type="string">
            <text:p>'=&gt; weglassen, nicht im scope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freiverkäuflich?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Hersteller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5"/>
          <table:table-cell table:style-name="ce12" office:value-type="string" calcext:value-type="string">
            <text:p>Darreichungsfor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8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6">
          <table:covered-table-cell table:style-name="ce5"/>
          <table:covered-table-cell table:style-name="ce12"/>
          <table:table-cell table:style-name="ce12" office:value-type="string" calcext:value-type="string">
            <text:p>Bestandteil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8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12"/>
          <table:table-cell table:style-name="ce12" office:value-type="string" calcext:value-type="string">
            <text:p>aktiv?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2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number-columns-repeated="1008"/>
        </table:table-row>
        <table:table-row table:style-name="ro7">
          <table:covered-table-cell table:style-name="ce5"/>
          <table:covered-table-cell table:style-name="ce12"/>
          <table:table-cell table:style-name="ce12" office:value-type="string" calcext:value-type="string">
            <text:p>Wirkstofftyp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</table:table-cell>
          <table:table-cell office:value-type="string" calcext:value-type="string">
            <text:p>IG: Hinweis/Frage, ob sinvoll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12" office:value-type="string" calcext:value-type="string">
            <text:p>Chargennumm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 office:value-type="string" calcext:value-type="string">
            <text:p>!!!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12" office:value-type="string" calcext:value-type="string">
            <text:p>Ablauf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Identifikator</text:p>
          </table:table-cell>
          <table:table-cell table:style-name="ce3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(0..1 HL7 ListStatu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Listen-Mod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fix: snapsho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Titel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12" office:value-type="string" calcext:value-type="string">
            <text:p>Eintra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12" office:value-type="string" calcext:value-type="string">
            <text:p>Änderun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12" office:value-type="string" calcext:value-type="string">
            <text:p>Sequenz-Nr.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Ganzzahl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covered-table-cell table:style-name="ce12"/>
          <table:table-cell table:style-name="ce12" office:value-type="string" calcext:value-type="string">
            <text:p>Elemen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7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,</text:p>
            <text:p>URI</text:p>
          </table:table-cell>
          <table:table-cell table:style-name="ce38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2" office:value-type="string" calcext:value-type="string">
            <text:p>Identifikator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8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covered-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Code/Freitext</text:p>
            <text:p>or Referenz</text:p>
          </table:table-cell>
          <table:table-cell table:style-name="ce3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/Freitex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number-columns-repeated="1008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number-columns-repeated="1008"/>
        </table:table-row>
        <table:table-row table:style-name="ro10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2"/>
          <table:table-cell table:style-name="ce38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3 /wk</text:p>
          </table:table-cell>
          <table:table-cell table:number-columns-repeated="1007"/>
        </table:table-row>
        <table:table-row table:style-name="ro8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7"/>
          <table:table-cell table:style-name="ce49"/>
        </table:table-row>
        <table:table-row table:style-name="ro3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Zuzahlungs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Kennzeichen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Notdienstgebüh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BV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/>
          <table:table-cell table:style-name="ce12" office:value-type="string" calcext:value-type="string">
            <text:p>Unfall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Unfallbetrieb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Unfalltag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Rezepttyp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Zweck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Aufent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Erstellungszeitpunkt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verordnende Person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verordnende Organisation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Versicherungsverhältni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Anmerkun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 (Markdown)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Meng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erlaub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12" office:value-type="string" calcext:value-type="string">
            <text:p>Bestandteil von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  <text:p><text:span text:style-name="T1">xor Datum/Uhrzeit von/bis</text:span>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7">
          <table:covered-table-cell table:style-name="ce5"/>
          <table:table-cell table:style-name="ce12" office:value-type="string" calcext:value-type="string">
            <text:p>Grund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sverhältnis</text:p>
          </table:table-cell>
          <table:table-cell table:style-name="ce3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 table:number-rows-repeated="2">
          <table:table-cell table:style-name="ce8"/>
          <table:table-cell table:number-columns-repeated="1023"/>
        </table:table-row>
        <table:table-row table:style-name="ro3">
          <table:table-cell table:style-name="ce9" office:value-type="string" calcext:value-type="string">
            <text:p>Ergänzend: weitere Flags, z.B. Status mit potentiell inhalts-modifizierendem Inhalt.</text:p>
          </table:table-cell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style-name="ce9" office:value-type="string" calcext:value-type="string">
            <text:p>TODO: ggf. weitere erforderliche/sinnvolle Datenelemente identifizieren, z.B. anhand der entsprechenden FHIR-Ressourcen. Z.B. Zeitpunkte/Zeiträume</text:p>
          </table:table-cell>
          <table:table-cell table:number-columns-repeated="1023"/>
        </table:table-row>
        <table:table-row table:style-name="ro3" table:number-rows-repeated="2">
          <table:table-cell table:style-name="ce8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 table:number-rows-repeated="152">
          <table:table-cell table:style-name="ce8"/>
          <table:table-cell table:number-columns-repeated="1023"/>
        </table:table-row>
        <table:table-row table:style-name="ro3" table:number-rows-repeated="10482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.00.0000</text:date>, <text:time style:data-style-name="N2" text:time-value="13:27:34.1536311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2-21T16:22:44.307248635</dc:date>
    <dc:creator>Stefan Lang</dc:creator>
    <meta:editing-duration>PT11H15M22S</meta:editing-duration>
    <meta:editing-cycles>526</meta:editing-cycles>
    <meta:generator>LibreOffice/6.4.7.2$Linux_X86_64 LibreOffice_project/40$Build-2</meta:generator>
    <meta:document-statistic meta:table-count="1" meta:cell-count="1749" meta:object-count="0"/>
  </office:meta>
</office:document-meta>
</file>